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ReturnValueHandler.ReactiveReturnValu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turnValueHandler.isAsyncReturnValue( Object returnValue ,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ReturnValueHandler.toCompletableFuture( Object returnValue , MethodParameter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iveReturnValueHandler.ReactiveReturnValueHandl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